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>
      <style:paragraph-properties>
        <style:tab-stops>
          <style:tab-stop style:position="14.34cm"/>
        </style:tab-stops>
      </style:paragraph-properties>
    </style:style>
    <style:style style:name="P4" style:family="paragraph" style:parent-style-name="Standard" style:list-style-name="L5">
      <style:paragraph-properties>
        <style:tab-stops>
          <style:tab-stop style:position="14.34cm"/>
        </style:tab-stops>
      </style:paragraph-properties>
    </style:style>
    <style:style style:name="P5" style:family="paragraph" style:parent-style-name="Standard" style:list-style-name="L4">
      <style:paragraph-properties>
        <style:tab-stops>
          <style:tab-stop style:position="14.34cm"/>
        </style:tab-stops>
      </style:paragraph-properties>
    </style:style>
    <style:style style:name="P6" style:family="paragraph" style:parent-style-name="Standard" style:list-style-name="L6">
      <style:paragraph-properties>
        <style:tab-stops>
          <style:tab-stop style:position="14.34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ktionalität PC:</text:p>
      <text:p text:style-name="Standard"/>
      <text:list xml:id="list30645321" text:style-name="L3">
        <text:list-item>
          <text:p text:style-name="P1">Benutzer soll seine Ausgaben &amp; Einnahmen mit Titel und Betrag eintragen und ändern / löschen können (PC)</text:p>
        </text:list-item>
        <text:list-item>
          <text:p text:style-name="P1">Benutzer soll Funktionalität auf PC und Smartphone zur Verfügung haben</text:p>
        </text:list-item>
        <text:list-item>
          <text:p text:style-name="P1">Benutzer soll Daten zwischen PC und Smartphone synchronisieren können (Timestamp!)</text:p>
        </text:list-item>
        <text:list-item>
          <text:p text:style-name="P1">Benutzer soll am PC diverse Statistiken aufrufen können:</text:p>
          <text:list>
            <text:list-item>
              <text:p text:style-name="P1">Reports:</text:p>
              <text:list>
                <text:list-item>
                  <text:p text:style-name="P1">Einnahmen bzw. Ausgaben des Monats (pro Tag &amp; gesamt)</text:p>
                </text:list-item>
                <text:list-item>
                  <text:p text:style-name="P1">Durchschnittliche Ausgaben / Einnahmen / Vergleich pro Tag</text:p>
                </text:list-item>
                <text:list-item>
                  <text:p text:style-name="P1">Einnahmen &amp; Ausgaben nach Kategorien (Essen, Kleidung, etc.)</text:p>
                </text:list-item>
                <text:list-item>
                  <text:p text:style-name="P1">Grafiken</text:p>
                </text:list-item>
                <text:list-item>
                  <text:p text:style-name="P1">in welchen Wochen / Monaten habe ich mein Limit überschritten?</text:p>
                </text:list-item>
              </text:list>
            </text:list-item>
            <text:list-item>
              <text:p text:style-name="P1">Maximaler Reportzeitraum: 365 Tage</text:p>
            </text:list-item>
          </text:list>
        </text:list-item>
        <text:list-item>
          <text:p text:style-name="P1">Benutzer sollen seine Statistiken drucken können (PDF)</text:p>
        </text:list-item>
        <text:list-item>
          <text:p text:style-name="P1">Der Benutzer soll das Währungsformat frei wählen können</text:p>
        </text:list-item>
      </text:list>
      <text:p text:style-name="Standard"/>
      <text:p text:style-name="Standard"/>
      <text:p text:style-name="Standard">Funktionalität Smartphone:</text:p>
      <text:p text:style-name="Standard"/>
      <text:list xml:id="list30720940" text:style-name="L4">
        <text:list-item>
          <text:p text:style-name="P2">Benutzer soll auf seinem Smartphone Einnahmen bzw. Ausgaben <text:span text:style-name="T1">einfach</text:span> eintragen können:</text:p>
          <text:list>
            <text:list-item>
              <text:p text:style-name="P2">Benutzer wählt mit einem Knopfdruck, ob er Einnahmen oder Ausgabe eintragen möchte</text:p>
            </text:list-item>
            <text:list-item>
              <text:p text:style-name="P2">Benutzer gibt Betrag ein und wählt einen Titel und Kategorie</text:p>
            </text:list-item>
          </text:list>
        </text:list-item>
        <text:list-item>
          <text:p text:style-name="P5">Wie viel heute ausgegeben / eingenommen?</text:p>
        </text:list-item>
        <text:list-item>
          <text:p text:style-name="P5">Smartphone hat durchgehend die Daten des aktuellen und vorherigen Monats gespeichert</text:p>
        </text:list-item>
        <text:list-item>
          <text:p text:style-name="P5">Benutzer kann wechseln zw. Maximalbetrag pro Monat / Woche / Tag</text:p>
        </text:list-item>
        <text:list-item>
          <text:p text:style-name="P5">Benutzer bekommt am Widget (1x2) Differenz zum aktuellen Maximalbetrag angezeigt</text:p>
          <text:list>
            <text:list-item>
              <text:p text:style-name="P5">User kann wählen, ob Einnahmen berücksichtigt werden sollen</text:p>
            </text:list-item>
          </text:list>
        </text:list-item>
        <text:list-item>
          <text:p text:style-name="P5">Maximalbetrag wird vom User eingegeben</text:p>
        </text:list-item>
      </text:list>
      <text:p text:style-name="P3"/>
      <text:p text:style-name="P3"/>
      <text:p text:style-name="P3">+ / -</text:p>
      <text:p text:style-name="P3">Betrag</text:p>
      <text:p text:style-name="P3">Kategorie (Dropdown) (nullable)</text:p>
      <text:p text:style-name="P3">Titel (nullable)</text:p>
      <text:p text:style-name="P3"/>
      <text:p text:style-name="P3">automatisch:</text:p>
      <text:list xml:id="list31419479" text:style-name="L6">
        <text:list-item>
          <text:p text:style-name="P6">datum / uhrzeit / timestamp</text:p>
        </text:list-item>
      </text:list>
      <text:p text:style-name="P3"/>
      <text:p text:style-name="P3">bei nullable → Sonstige Ausgaben (Kat.), Titel = leer</text:p>
      <text:p text:style-name="P3"/>
      <text:p text:style-name="P3">Widget: +/- wieviel bin ich grad? Klick → Eingabe</text:p>
      <text:p text:style-name="P3"/>
      <text:p text:style-name="P3"/>
      <text:p text:style-name="P3"/>
      <text:p text:style-name="P3"/>
      <text:p text:style-name="P3">Einstellungen:</text:p>
      <text:list xml:id="list31292660" text:style-name="L5">
        <text:list-item>
          <text:p text:style-name="P4">optionales Feature: wieviel habe ich diese Woche / im Monat noch zur Verfüg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10:50:15.30</meta:creation-date>
    <dc:date>2012-07-05T12:00:01.15</dc:date>
    <meta:editing-duration>PT1H7M43S</meta:editing-duration>
    <meta:editing-cycles>25</meta:editing-cycles>
    <meta:generator>LibreOffice/3.5$Windows_x86 LibreOffice_project/165a79a-7059095-e13bb37-fef39a4-9503d18</meta:generator>
    <meta:document-statistic meta:table-count="0" meta:image-count="0" meta:object-count="0" meta:page-count="1" meta:paragraph-count="34" meta:word-count="260" meta:character-count="1655" meta:non-whitespace-character-count="1453"/>
  </office:meta>
</office:document-meta>
</file>